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21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21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2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12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Marzo 2026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1017321" calcext:value-type="float">
            <text:p>$ 1.017.32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409350" calcext:value-type="float">
            <text:p>$ 409.35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790198" calcext:value-type="float">
            <text:p>$ 790.198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178640" calcext:value-type="float">
            <text:p>$ 178.64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55748" calcext:value-type="float">
            <text:p>$ 155.748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1169170" calcext:value-type="float">
            <text:p>$ 1.169.170,00</text:p>
          </table:table-cell>
          <table:table-cell table:style-name="ce26" office:value-type="string" calcext:value-type="string">
            <text:p>Farmacia</text:p>
          </table:table-cell>
          <table:table-cell table:style-name="ce16" office:value-type="float" office:value="192000" calcext:value-type="float">
            <text:p>$ 192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956100" calcext:value-type="float">
            <text:p>$ 956.100,00</text:p>
          </table:table-cell>
          <table:table-cell table:style-name="ce26" office:value-type="string" calcext:value-type="string">
            <text:p>Correo</text:p>
          </table:table-cell>
          <table:table-cell table:style-name="ce16" office:value-type="float" office:value="7600" calcext:value-type="float">
            <text:p>$ 7.6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850090" calcext:value-type="float">
            <text:p>$ 850.090,00</text:p>
          </table:table-cell>
          <table:table-cell table:style-name="ce26" office:value-type="string" calcext:value-type="string">
            <text:p>Jardines</text:p>
          </table:table-cell>
          <table:table-cell table:style-name="ce16" office:value-type="float" office:value="700000" calcext:value-type="float">
            <text:p>$ 7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142950" calcext:value-type="float">
            <text:p>$ 142.950,00</text:p>
          </table:table-cell>
          <table:table-cell table:style-name="ce26" office:value-type="string" calcext:value-type="string">
            <text:p>Arreglo luminarias 2 capillas</text:p>
          </table:table-cell>
          <table:table-cell table:style-name="ce16" office:value-type="float" office:value="465605" calcext:value-type="float">
            <text:p>$ 465.605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 office:value-type="float" office:value="353700" calcext:value-type="float">
            <text:p>$ 353.700,00</text:p>
          </table:table-cell>
          <table:table-cell table:style-name="ce26" office:value-type="string" calcext:value-type="string">
            <text:p>Elementos Limpieza</text:p>
          </table:table-cell>
          <table:table-cell table:style-name="ce16" office:value-type="float" office:value="188634" calcext:value-type="float">
            <text:p>$ 188.63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4060000" calcext:value-type="float">
            <text:p>$ 4.060.00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292000" calcext:value-type="float">
            <text:p>$ 292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Herrero</text:p>
          </table:table-cell>
          <table:table-cell table:style-name="ce16" office:value-type="float" office:value="480000" calcext:value-type="float">
            <text:p>$ 4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Porton electrico</text:p>
          </table:table-cell>
          <table:table-cell table:style-name="ce16" office:value-type="float" office:value="1300000" calcext:value-type="float">
            <text:p>$ 1.3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Fides y San Pedro</text:p>
          </table:table-cell>
          <table:table-cell table:style-name="ce16" office:value-type="float" office:value="636500" calcext:value-type="float">
            <text:p>$ 636.5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Seguro Diocesano</text:p>
          </table:table-cell>
          <table:table-cell table:style-name="ce16" office:value-type="float" office:value="204000" calcext:value-type="float">
            <text:p>$ 204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300000" calcext:value-type="float">
            <text:p>$ 3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ueldo Irene</text:p>
          </table:table-cell>
          <table:table-cell table:style-name="ce16" office:value-type="float" office:value="424000" calcext:value-type="float">
            <text:p>$ 424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acerdotes</text:p>
          </table:table-cell>
          <table:table-cell table:style-name="ce16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860000" calcext:value-type="float">
            <text:p>$ 1.86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406000" calcext:value-type="float">
            <text:p>$ 406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4]" office:value-type="float" office:value="5920000" calcext:value-type="float">
            <text:p>$ 5.920.00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4])" office:value-type="float" office:value="7759606" calcext:value-type="float">
            <text:p>$ 7.759.606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table:number-columns-repeated="2"/>
          <table:table-cell table:style-name="ce39" office:value-type="string" calcext:value-type="string">
            <text:p>Déficit</text:p>
          </table:table-cell>
          <table:table-cell table:style-name="ce36" table:formula="of:=[.C26]-[.E26]" office:value-type="float" office:value="-1839606" calcext:value-type="float">
            <text:p>-$ 1.839.606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/>
          <table:table-cell table:style-name="ce14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/>
          <table:table-cell table:style-name="ce31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34"/>
          <table:table-cell table:style-name="ce41"/>
          <table:table-cell table:style-name="ce20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6">
      <number:minutes number:style="long"/>
      <number:text>:</number:text>
      <number:seconds number:style="long" number:decimal-places="1"/>
    </number:time-style>
    <number:time-style style:name="N144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 </number:text>
      <number:am-pm/>
    </number:tim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day/>
      <number:text>-</number:text>
      <number:month number:textual="true"/>
    </number:dat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3">
      <number:day/>
      <number:text>-</number:text>
      <number:month number:textual="true"/>
      <number:text>-</number:text>
      <number:year/>
    </number:date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text>$ 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19">
      <number:month/>
      <number:text>/</number:text>
      <number:day/>
      <number:text>/</number:text>
      <number:year number:style="long"/>
    </number:dat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0">
      <number:month number:textual="true"/>
      <number:text>-</number:text>
      <number:year/>
    </number:date-style>
    <number:time-style style:name="N111"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6-04-27T15:40:46.582478852</dc:date>
    <meta:editing-cycles>134</meta:editing-cycles>
    <meta:editing-duration>PT17H2M47S</meta:editing-duration>
    <meta:generator>LibreOffice/7.3.7.2$Linux_X86_64 LibreOffice_project/30$Build-2</meta:generator>
    <meta:print-date>2026-03-07T18:36:58.621759770</meta:print-date>
    <meta:document-statistic meta:table-count="1" meta:cell-count="64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